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Morris 2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angenburg 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sewood 1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Kamryn Siemens</text:p>
          </table:table-cell>
          <table:table-cell office:value-type="string">
            <text:p>Morris 2</text:p>
          </table:table-cell>
          <table:table-cell office:value-type="string">
            <text:p>A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Vidalia Bartel</text:p>
          </table:table-cell>
          <table:table-cell office:value-type="string">
            <text:p>Morris 2</text:p>
          </table:table-cell>
          <table:table-cell office:value-type="string">
            <text:p>A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rris 2</text:p>
          </table:table-cell>
          <table:table-cell office:value-type="string">
            <text:p>A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annah Bartel</text:p>
          </table:table-cell>
          <table:table-cell office:value-type="string">
            <text:p>Morris 2</text:p>
          </table:table-cell>
          <table:table-cell office:value-type="string">
            <text:p>A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orris 2</text:p>
          </table:table-cell>
          <table:table-cell office:value-type="string">
            <text:p>A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evin Waldherr</text:p>
          </table:table-cell>
          <table:table-cell office:value-type="string">
            <text:p>Langenburg 1</text:p>
          </table:table-cell>
          <table:table-cell office:value-type="string">
            <text:p>A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my Hrycak</text:p>
          </table:table-cell>
          <table:table-cell office:value-type="string">
            <text:p>Langenburg 1</text:p>
          </table:table-cell>
          <table:table-cell office:value-type="string">
            <text:p>A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atlyn Hatt</text:p>
          </table:table-cell>
          <table:table-cell office:value-type="string">
            <text:p>Langenburg 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angenburg 1</text:p>
          </table:table-cell>
          <table:table-cell office:value-type="string">
            <text:p>A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1</text:p>
          </table:table-cell>
          <table:table-cell office:value-type="string">
            <text:p>A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liyah Wilder</text:p>
          </table:table-cell>
          <table:table-cell office:value-type="string">
            <text:p>Rosewood 1</text:p>
          </table:table-cell>
          <table:table-cell office:value-type="string">
            <text:p>A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ason Ulrikson</text:p>
          </table:table-cell>
          <table:table-cell office:value-type="string">
            <text:p>Rosewood 1</text:p>
          </table:table-cell>
          <table:table-cell office:value-type="string">
            <text:p>A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im Ulrikson</text:p>
          </table:table-cell>
          <table:table-cell office:value-type="string">
            <text:p>Rosewood 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Quentin Reimer</text:p>
          </table:table-cell>
          <table:table-cell office:value-type="string">
            <text:p>Rosewood 1</text:p>
          </table:table-cell>
          <table:table-cell office:value-type="string">
            <text:p>A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osewood 1</text:p>
          </table:table-cell>
          <table:table-cell office:value-type="string">
            <text:p>A2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1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12:00.98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5" meta:object-count="0"/>
  </office:meta>
</office:document-meta>
</file>